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Lohit Hindi2" svg:font-family="'Lohit Hindi'"/>
    <style:font-face style:name="OpenSymbol2" svg:font-family="OpenSymbol"/>
    <style:font-face style:name="OpenSymbol1" svg:font-family="OpenSymbol, 'Arial Unicode MS'"/>
    <style:font-face style:name="Wingdings" svg:font-family="Wingdings"/>
    <style:font-face style:name="Cambria" svg:font-family="Cambria" style:font-family-generic="roman"/>
    <style:font-face style:name="Arial2" svg:font-family="Arial" style:font-family-generic="swiss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MS ??" svg:font-family="'MS ??'" style:font-pitch="variable"/>
    <style:font-face style:name="OpenSymbol" svg:font-family="OpenSymbol, 'Arial Unicode MS'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1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en" fo:country="US"/>
    </style:style>
    <style:style style:name="P2" style:family="paragraph" style:parent-style-name="Text_20_body">
      <style:paragraph-properties fo:text-align="center" style:justify-single-word="false"/>
      <style:text-properties fo:font-style="normal" fo:font-weight="normal" officeooo:rsid="000d8216" officeooo:paragraph-rsid="000d8216" fo:background-color="transparent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tyle="normal" officeooo:paragraph-rsid="005d3f8a" style:font-style-asian="normal" style:font-style-complex="normal"/>
    </style:style>
    <style:style style:name="P4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141fcc" officeooo:paragraph-rsid="001554b3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141fcc" officeooo:paragraph-rsid="0028e9c5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141fcc" officeooo:paragraph-rsid="0061453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0e83ef" officeooo:paragraph-rsid="002cffdb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language="en" fo:country="US" fo:font-style="normal" fo:font-weight="normal" officeooo:rsid="000e83ef" officeooo:paragraph-rsid="000fedfe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style="normal" fo:font-weight="bold" officeooo:rsid="000d8216" officeooo:paragraph-rsid="000d8216" fo:background-color="transparent" style:font-style-asian="normal" style:font-weight-asian="bold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1pt" fo:language="en" fo:country="US" fo:font-style="normal" fo:font-weight="bold" officeooo:rsid="001554b3" officeooo:paragraph-rsid="001554b3" fo:background-color="transparent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914f1" officeooo:paragraph-rsid="001d23a1" fo:background-color="transparent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914f1" officeooo:paragraph-rsid="001ac75e" fo:background-color="transparent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a9a16" officeooo:paragraph-rsid="001a9a16" fo:background-color="transparent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a9a16" officeooo:paragraph-rsid="001d23a1" fo:background-color="transparent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3ab402" fo:background-color="transparent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2509ac" fo:background-color="transparent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605d4b" fo:background-color="transparent" style:font-size-asian="10pt" style:font-style-asian="normal" style:font-weight-asian="bold" style:font-size-complex="10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39f08c" fo:background-color="transparent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d23a1" officeooo:paragraph-rsid="00768067" fo:background-color="transparent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2c511d" officeooo:paragraph-rsid="002c511d" fo:background-color="transparent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2c511d" officeooo:paragraph-rsid="00397d4d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0pt" fo:language="en" fo:country="US" fo:font-style="normal" fo:font-weight="bold" officeooo:rsid="001abf9e" officeooo:paragraph-rsid="00768067" fo:background-color="transparent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0pt" fo:language="en" fo:country="US" fo:font-style="italic" fo:font-weight="normal" officeooo:rsid="002f7c50" officeooo:paragraph-rsid="000d8216" fo:background-color="#ffff66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color="#3333ff" fo:language="en" fo:country="US" fo:font-style="normal" fo:font-weight="normal" officeooo:rsid="00141fcc" officeooo:paragraph-rsid="001554b3" fo:background-color="transparent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3333ff" fo:font-size="10pt" fo:language="en" fo:country="US" fo:font-style="normal" fo:font-weight="bold" officeooo:rsid="001d23a1" officeooo:paragraph-rsid="002509ac" fo:background-color="transparent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ext_20_body">
      <style:paragraph-properties fo:text-align="start" style:justify-single-word="false"/>
      <style:text-properties fo:color="#000000" fo:font-size="11pt" fo:language="en" fo:country="US" fo:font-style="normal" fo:font-weight="bold" officeooo:rsid="003ab402" officeooo:paragraph-rsid="003ab402" fo:background-color="transparent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47fdea" officeooo:paragraph-rsid="004e50c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4a456b" officeooo:paragraph-rsid="004e50cb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4aacae" officeooo:paragraph-rsid="004dbaa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64c86a" officeooo:paragraph-rsid="0064c86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677213" officeooo:paragraph-rsid="0067721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color="#000000" fo:font-size="10pt" fo:language="en" fo:country="US" fo:font-style="normal" fo:font-weight="normal" officeooo:rsid="00768067" officeooo:paragraph-rsid="0076806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0000ff" fo:font-size="10pt" fo:language="en" fo:country="US" fo:font-style="normal" fo:font-weight="normal" officeooo:rsid="004efba3" officeooo:paragraph-rsid="0067721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color="#cc0000" fo:font-size="10pt" fo:language="en" fo:country="US" fo:font-style="normal" fo:font-weight="normal" officeooo:rsid="005c5acd" officeooo:paragraph-rsid="007af0ef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fo:color="#cc0000" fo:font-size="10pt" fo:language="en" fo:country="US" fo:font-style="italic" fo:font-weight="bold" officeooo:rsid="00768067" officeooo:paragraph-rsid="007cb4d1" fo:background-color="transparent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Text_20_body">
      <style:paragraph-properties fo:text-align="start" style:justify-single-word="false"/>
      <style:text-properties fo:color="#cc0000" fo:font-style="normal" officeooo:paragraph-rsid="005d3f8a" style:font-style-asian="normal" style:font-style-complex="normal"/>
    </style:style>
    <style:style style:name="P37" style:family="paragraph" style:parent-style-name="Title">
      <style:text-properties fo:font-size="12pt" fo:language="en" fo:country="US" fo:font-style="normal" fo:font-weight="bold" officeooo:rsid="000d8216" officeooo:paragraph-rsid="000d8216" fo:background-color="transparent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fo:color="#0000cc" fo:font-size="10pt" fo:language="en" fo:country="US" fo:font-style="normal" fo:font-weight="normal" officeooo:rsid="005f4c50" officeooo:paragraph-rsid="005f4c50" fo:background-color="#ffff00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Footnote">
      <style:text-properties officeooo:rsid="005ddd2c" officeooo:paragraph-rsid="005ddd2c"/>
    </style:style>
    <style:style style:name="P40" style:family="paragraph" style:parent-style-name="Footnote">
      <style:text-properties fo:color="#cc0000" officeooo:rsid="008382b2" officeooo:paragraph-rsid="008382b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edfe" style:font-style-asian="italic" style:font-style-complex="italic"/>
    </style:style>
    <style:style style:name="T3" style:family="text">
      <style:text-properties fo:font-style="italic" officeooo:rsid="001554b3" style:font-style-asian="italic" style:font-style-complex="italic"/>
    </style:style>
    <style:style style:name="T4" style:family="text">
      <style:text-properties fo:font-style="italic" officeooo:rsid="00168675" style:font-style-asian="italic" style:font-style-complex="italic"/>
    </style:style>
    <style:style style:name="T5" style:family="text">
      <style:text-properties fo:font-style="italic" officeooo:rsid="004aacae" style:font-style-asian="italic" style:font-style-complex="italic"/>
    </style:style>
    <style:style style:name="T6" style:family="text">
      <style:text-properties fo:font-style="italic" officeooo:rsid="000e83ef" style:font-style-asian="italic" style:font-style-complex="italic"/>
    </style:style>
    <style:style style:name="T7" style:family="text">
      <style:text-properties fo:font-style="italic" officeooo:rsid="007af0ef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509ac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7af0ef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7cb4d1" style:font-style-asian="italic" style:font-weight-asian="bold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fedfe" style:font-weight-asian="bold" style:font-weight-complex="bold"/>
    </style:style>
    <style:style style:name="T15" style:family="text">
      <style:text-properties fo:font-weight="bold" officeooo:rsid="001554b3" style:font-weight-asian="bold" style:font-weight-complex="bold"/>
    </style:style>
    <style:style style:name="T16" style:family="text">
      <style:text-properties fo:font-weight="bold" officeooo:rsid="001914f1" style:font-weight-asian="bold" style:font-weight-complex="bold"/>
    </style:style>
    <style:style style:name="T17" style:family="text">
      <style:text-properties fo:font-weight="bold" officeooo:rsid="004a456b" style:font-weight-asian="bold" style:font-weight-complex="bold"/>
    </style:style>
    <style:style style:name="T18" style:family="text">
      <style:text-properties fo:font-weight="bold" officeooo:rsid="00677213" style:font-weight-asian="bold" style:font-weight-complex="bold"/>
    </style:style>
    <style:style style:name="T19" style:family="text">
      <style:text-properties fo:color="#000000" fo:font-weight="normal" officeooo:rsid="001c8f5b" style:font-weight-asian="normal" style:font-weight-complex="normal"/>
    </style:style>
    <style:style style:name="T20" style:family="text">
      <style:text-properties fo:color="#000000" fo:font-weight="normal" officeooo:rsid="002488e8" style:font-weight-asian="normal" style:font-weight-complex="normal"/>
    </style:style>
    <style:style style:name="T21" style:family="text">
      <style:text-properties fo:color="#000000" fo:font-weight="normal" officeooo:rsid="00308ef3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9a16" style:font-weight-asian="normal" style:font-weight-complex="normal"/>
    </style:style>
    <style:style style:name="T24" style:family="text">
      <style:text-properties fo:font-weight="normal" officeooo:rsid="001abf9e" style:font-weight-asian="normal" style:font-weight-complex="normal"/>
    </style:style>
    <style:style style:name="T25" style:family="text">
      <style:text-properties fo:font-weight="normal" officeooo:rsid="001ac75e" style:font-weight-asian="normal" style:font-weight-complex="normal"/>
    </style:style>
    <style:style style:name="T26" style:family="text">
      <style:text-properties fo:font-weight="normal" officeooo:rsid="001c8f5b" style:font-weight-asian="normal" style:font-weight-complex="normal"/>
    </style:style>
    <style:style style:name="T27" style:family="text">
      <style:text-properties fo:font-weight="normal" officeooo:rsid="001ea8ea" style:font-weight-asian="normal" style:font-weight-complex="normal"/>
    </style:style>
    <style:style style:name="T28" style:family="text">
      <style:text-properties fo:font-weight="normal" officeooo:rsid="001f5461" style:font-weight-asian="normal" style:font-weight-complex="normal"/>
    </style:style>
    <style:style style:name="T29" style:family="text">
      <style:text-properties fo:font-weight="normal" officeooo:rsid="0020514d" style:font-weight-asian="normal" style:font-weight-complex="normal"/>
    </style:style>
    <style:style style:name="T30" style:family="text">
      <style:text-properties fo:font-weight="normal" officeooo:rsid="00221d73" style:font-weight-asian="normal" style:font-weight-complex="normal"/>
    </style:style>
    <style:style style:name="T31" style:family="text">
      <style:text-properties fo:font-weight="normal" officeooo:rsid="002488e8" style:font-weight-asian="normal" style:font-weight-complex="normal"/>
    </style:style>
    <style:style style:name="T32" style:family="text">
      <style:text-properties fo:font-weight="normal" officeooo:rsid="002509ac" style:font-weight-asian="normal" style:font-weight-complex="normal"/>
    </style:style>
    <style:style style:name="T33" style:family="text">
      <style:text-properties fo:font-weight="normal" officeooo:rsid="0025fe36" style:font-weight-asian="normal" style:font-weight-complex="normal"/>
    </style:style>
    <style:style style:name="T34" style:family="text">
      <style:text-properties fo:font-weight="normal" officeooo:rsid="0028b371" style:font-weight-asian="normal" style:font-weight-complex="normal"/>
    </style:style>
    <style:style style:name="T35" style:family="text">
      <style:text-properties fo:font-weight="normal" officeooo:rsid="002970ac" style:font-weight-asian="normal" style:font-weight-complex="normal"/>
    </style:style>
    <style:style style:name="T36" style:family="text">
      <style:text-properties fo:font-weight="normal" officeooo:rsid="002b15ab" style:font-weight-asian="normal" style:font-weight-complex="normal"/>
    </style:style>
    <style:style style:name="T37" style:family="text">
      <style:text-properties fo:font-weight="normal" officeooo:rsid="00302ac6" style:font-weight-asian="normal" style:font-weight-complex="normal"/>
    </style:style>
    <style:style style:name="T38" style:family="text">
      <style:text-properties fo:font-weight="normal" officeooo:rsid="00313ccb" style:font-weight-asian="normal" style:font-weight-complex="normal"/>
    </style:style>
    <style:style style:name="T39" style:family="text">
      <style:text-properties fo:font-weight="normal" officeooo:rsid="0034d07a" style:font-weight-asian="normal" style:font-weight-complex="normal"/>
    </style:style>
    <style:style style:name="T40" style:family="text">
      <style:text-properties fo:font-weight="normal" officeooo:rsid="00367e81" style:font-weight-asian="normal" style:font-weight-complex="normal"/>
    </style:style>
    <style:style style:name="T41" style:family="text">
      <style:text-properties fo:font-weight="normal" officeooo:rsid="00397d4d" style:font-weight-asian="normal" style:font-weight-complex="normal"/>
    </style:style>
    <style:style style:name="T42" style:family="text">
      <style:text-properties fo:font-weight="normal" officeooo:rsid="0039f08c" style:font-weight-asian="normal" style:font-weight-complex="normal"/>
    </style:style>
    <style:style style:name="T43" style:family="text">
      <style:text-properties fo:font-weight="normal" officeooo:rsid="003ab402" style:font-weight-asian="normal" style:font-weight-complex="normal"/>
    </style:style>
    <style:style style:name="T44" style:family="text">
      <style:text-properties fo:font-weight="normal" officeooo:rsid="003e1575" style:font-weight-asian="normal" style:font-weight-complex="normal"/>
    </style:style>
    <style:style style:name="T45" style:family="text">
      <style:text-properties fo:font-weight="normal" officeooo:rsid="00449de5" style:font-weight-asian="normal" style:font-weight-complex="normal"/>
    </style:style>
    <style:style style:name="T46" style:family="text">
      <style:text-properties fo:font-weight="normal" officeooo:rsid="006ff32a" style:font-weight-asian="normal" style:font-weight-complex="normal"/>
    </style:style>
    <style:style style:name="T47" style:family="text">
      <style:text-properties fo:font-weight="normal" officeooo:rsid="005c5acd" style:font-weight-asian="normal" style:font-weight-complex="normal"/>
    </style:style>
    <style:style style:name="T48" style:family="text">
      <style:text-properties fo:font-weight="normal" officeooo:rsid="005ddd2c" style:font-weight-asian="normal" style:font-weight-complex="normal"/>
    </style:style>
    <style:style style:name="T49" style:family="text">
      <style:text-properties fo:font-weight="normal" officeooo:rsid="006f7062" style:font-weight-asian="normal" style:font-weight-complex="normal"/>
    </style:style>
    <style:style style:name="T50" style:family="text">
      <style:text-properties fo:font-weight="normal" officeooo:rsid="007cb4d1" style:font-weight-asian="normal" style:font-weight-complex="normal"/>
    </style:style>
    <style:style style:name="T51" style:family="text">
      <style:text-properties fo:font-weight="normal" officeooo:rsid="0050e820" style:font-weight-asian="normal" style:font-weight-complex="normal"/>
    </style:style>
    <style:style style:name="T52" style:family="text">
      <style:text-properties fo:font-weight="normal" officeooo:rsid="008a00cd" style:font-weight-asian="normal" style:font-weight-complex="normal"/>
    </style:style>
    <style:style style:name="T53" style:family="text">
      <style:text-properties fo:language="en" fo:country="US"/>
    </style:style>
    <style:style style:name="T54" style:family="text">
      <style:text-properties officeooo:rsid="000eae18"/>
    </style:style>
    <style:style style:name="T55" style:family="text">
      <style:text-properties officeooo:rsid="000fedfe"/>
    </style:style>
    <style:style style:name="T56" style:family="text">
      <style:text-properties officeooo:rsid="001554b3"/>
    </style:style>
    <style:style style:name="T57" style:family="text">
      <style:text-properties officeooo:rsid="00168675"/>
    </style:style>
    <style:style style:name="T58" style:family="text">
      <style:text-properties officeooo:rsid="001914f1"/>
    </style:style>
    <style:style style:name="T59" style:family="text">
      <style:text-properties officeooo:rsid="001abf9e"/>
    </style:style>
    <style:style style:name="T60" style:family="text">
      <style:text-properties fo:color="#3333ff"/>
    </style:style>
    <style:style style:name="T61" style:family="text">
      <style:text-properties fo:color="#3333ff" officeooo:rsid="001914f1"/>
    </style:style>
    <style:style style:name="T62" style:family="text">
      <style:text-properties fo:color="#3333ff" fo:font-weight="bold" style:font-weight-asian="bold" style:font-weight-complex="bold"/>
    </style:style>
    <style:style style:name="T63" style:family="text">
      <style:text-properties fo:color="#3333ff" fo:font-weight="bold" officeooo:rsid="001914f1" style:font-weight-asian="bold" style:font-weight-complex="bold"/>
    </style:style>
    <style:style style:name="T64" style:family="text">
      <style:text-properties fo:color="#3333ff" fo:font-weight="bold" officeooo:rsid="000fedfe" style:font-weight-asian="bold" style:font-weight-complex="bold"/>
    </style:style>
    <style:style style:name="T65" style:family="text">
      <style:text-properties fo:color="#3333ff" fo:font-weight="bold" officeooo:rsid="001554b3" style:font-weight-asian="bold" style:font-weight-complex="bold"/>
    </style:style>
    <style:style style:name="T66" style:family="text">
      <style:text-properties fo:color="#3333ff" officeooo:rsid="001554b3"/>
    </style:style>
    <style:style style:name="T67" style:family="text">
      <style:text-properties fo:color="#3333ff" fo:font-style="italic" officeooo:rsid="001554b3" style:font-style-asian="italic" style:font-style-complex="italic"/>
    </style:style>
    <style:style style:name="T68" style:family="text">
      <style:text-properties fo:color="#3333ff" fo:font-style="italic" officeooo:rsid="000fedfe" style:font-style-asian="italic" style:font-style-complex="italic"/>
    </style:style>
    <style:style style:name="T69" style:family="text">
      <style:text-properties fo:color="#3333ff" officeooo:rsid="000fedfe"/>
    </style:style>
    <style:style style:name="T70" style:family="text">
      <style:text-properties fo:color="#3333ff" fo:font-weight="normal" style:font-weight-asian="normal" style:font-weight-complex="normal"/>
    </style:style>
    <style:style style:name="T71" style:family="text">
      <style:text-properties fo:color="#3333ff" fo:font-weight="normal" officeooo:rsid="001ac75e" style:font-weight-asian="normal" style:font-weight-complex="normal"/>
    </style:style>
    <style:style style:name="T72" style:family="text">
      <style:text-properties fo:color="#3333ff" fo:font-weight="normal" officeooo:rsid="001a9a16" style:font-weight-asian="normal" style:font-weight-complex="normal"/>
    </style:style>
    <style:style style:name="T73" style:family="text">
      <style:text-properties fo:color="#3333ff" fo:font-weight="normal" officeooo:rsid="002509ac" style:font-weight-asian="normal" style:font-weight-complex="normal"/>
    </style:style>
    <style:style style:name="T74" style:family="text">
      <style:text-properties fo:color="#3333ff" fo:font-weight="normal" officeooo:rsid="006f7062" style:font-weight-asian="normal" style:font-weight-complex="normal"/>
    </style:style>
    <style:style style:name="T75" style:family="text">
      <style:text-properties fo:color="#3333ff" officeooo:rsid="001ac75e"/>
    </style:style>
    <style:style style:name="T76" style:family="text">
      <style:text-properties fo:color="#3333ff" officeooo:rsid="008b7d20"/>
    </style:style>
    <style:style style:name="T77" style:family="text">
      <style:text-properties officeooo:rsid="001d23a1"/>
    </style:style>
    <style:style style:name="T78" style:family="text">
      <style:text-properties officeooo:rsid="001ea8ea"/>
    </style:style>
    <style:style style:name="T79" style:family="text">
      <style:text-properties officeooo:rsid="002488e8"/>
    </style:style>
    <style:style style:name="T80" style:family="text">
      <style:text-properties officeooo:rsid="002509ac"/>
    </style:style>
    <style:style style:name="T81" style:family="text">
      <style:text-properties officeooo:rsid="002b15ab"/>
    </style:style>
    <style:style style:name="T82" style:family="text">
      <style:text-properties fo:color="#007826"/>
    </style:style>
    <style:style style:name="T83" style:family="text">
      <style:text-properties fo:color="#007826" fo:font-weight="normal" officeooo:rsid="002cffdb" style:font-weight-asian="normal" style:font-weight-complex="normal"/>
    </style:style>
    <style:style style:name="T84" style:family="text">
      <style:text-properties fo:color="#007826" fo:font-weight="normal" officeooo:rsid="0025fe36" style:font-weight-asian="normal" style:font-weight-complex="normal"/>
    </style:style>
    <style:style style:name="T85" style:family="text">
      <style:text-properties fo:color="#007826" fo:font-weight="normal" officeooo:rsid="003b5fe7" style:font-weight-asian="normal" style:font-weight-complex="normal"/>
    </style:style>
    <style:style style:name="T86" style:family="text">
      <style:text-properties fo:color="#007826" fo:font-weight="normal" officeooo:rsid="00768067" style:font-weight-asian="normal" style:font-weight-complex="normal"/>
    </style:style>
    <style:style style:name="T87" style:family="text">
      <style:text-properties fo:color="#007826" fo:font-weight="normal" officeooo:rsid="00397d4d" style:font-weight-asian="normal" style:font-weight-complex="normal"/>
    </style:style>
    <style:style style:name="T88" style:family="text">
      <style:text-properties fo:color="#007826" fo:font-style="italic" officeooo:rsid="00768067" style:font-style-asian="italic" style:font-style-complex="italic"/>
    </style:style>
    <style:style style:name="T89" style:family="text">
      <style:text-properties fo:color="#007826" fo:font-style="italic" fo:font-weight="bold" style:font-style-asian="italic" style:font-weight-asian="bold" style:font-style-complex="italic" style:font-weight-complex="bold"/>
    </style:style>
    <style:style style:name="T90" style:family="text">
      <style:text-properties fo:color="#007826" officeooo:rsid="002cffdb"/>
    </style:style>
    <style:style style:name="T91" style:family="text">
      <style:text-properties fo:color="#007826" officeooo:rsid="003b5fe7"/>
    </style:style>
    <style:style style:name="T92" style:family="text">
      <style:text-properties fo:color="#007826" officeooo:rsid="0025fe36"/>
    </style:style>
    <style:style style:name="T93" style:family="text">
      <style:text-properties fo:color="#007826" officeooo:rsid="001d23a1"/>
    </style:style>
    <style:style style:name="T94" style:family="text">
      <style:text-properties fo:color="#006600"/>
    </style:style>
    <style:style style:name="T95" style:family="text">
      <style:text-properties fo:color="#006600" fo:font-weight="normal" style:font-weight-asian="normal" style:font-weight-complex="normal"/>
    </style:style>
    <style:style style:name="T96" style:family="text">
      <style:text-properties fo:color="#006600" fo:font-weight="normal" officeooo:rsid="003b5fe7" style:font-weight-asian="normal" style:font-weight-complex="normal"/>
    </style:style>
    <style:style style:name="T97" style:family="text">
      <style:text-properties fo:color="#006600" fo:font-weight="normal" officeooo:rsid="002cffdb" style:font-weight-asian="normal" style:font-weight-complex="normal"/>
    </style:style>
    <style:style style:name="T98" style:family="text">
      <style:text-properties fo:color="#006600" fo:font-weight="normal" officeooo:rsid="001f5461" style:font-weight-asian="normal" style:font-weight-complex="normal"/>
    </style:style>
    <style:style style:name="T99" style:family="text">
      <style:text-properties fo:color="#006600" fo:font-weight="normal" officeooo:rsid="001d23a1" style:font-weight-asian="normal" style:font-weight-complex="normal"/>
    </style:style>
    <style:style style:name="T100" style:family="text">
      <style:text-properties fo:color="#006600" fo:font-weight="normal" officeooo:rsid="0025fe36" style:font-weight-asian="normal" style:font-weight-complex="normal"/>
    </style:style>
    <style:style style:name="T101" style:family="text">
      <style:text-properties fo:color="#006600" fo:font-weight="normal" officeooo:rsid="0047b44c" style:font-weight-asian="normal" style:font-weight-complex="normal"/>
    </style:style>
    <style:style style:name="T102" style:family="text">
      <style:text-properties fo:color="#006600" fo:font-weight="normal" officeooo:rsid="004be07b" style:font-weight-asian="normal" style:font-weight-complex="normal"/>
    </style:style>
    <style:style style:name="T103" style:family="text">
      <style:text-properties fo:color="#006600" fo:font-weight="normal" officeooo:rsid="00605d4b" style:font-weight-asian="normal" style:font-weight-complex="normal"/>
    </style:style>
    <style:style style:name="T104" style:family="text">
      <style:text-properties fo:color="#006600" fo:font-weight="normal" officeooo:rsid="00614531" style:font-weight-asian="normal" style:font-weight-complex="normal"/>
    </style:style>
    <style:style style:name="T105" style:family="text">
      <style:text-properties fo:color="#006600" fo:font-weight="normal" officeooo:rsid="00768067" style:font-weight-asian="normal" style:font-weight-complex="normal"/>
    </style:style>
    <style:style style:name="T106" style:family="text">
      <style:text-properties fo:color="#006600" fo:font-style="italic" officeooo:rsid="00614531" style:font-style-asian="italic" style:font-style-complex="italic"/>
    </style:style>
    <style:style style:name="T107" style:family="text">
      <style:text-properties fo:color="#006600" officeooo:rsid="000fedfe"/>
    </style:style>
    <style:style style:name="T108" style:family="text">
      <style:text-properties fo:color="#006600" fo:font-size="10pt" officeooo:rsid="001f5461" style:font-size-asian="10pt" style:font-size-complex="10pt"/>
    </style:style>
    <style:style style:name="T109" style:family="text">
      <style:text-properties fo:color="#006600" fo:font-size="10pt" officeooo:rsid="001d23a1" style:font-size-asian="10pt" style:font-size-complex="10pt"/>
    </style:style>
    <style:style style:name="T110" style:family="text">
      <style:text-properties fo:color="#006600" fo:font-size="10pt" officeooo:rsid="003b5fe7" style:font-size-asian="10pt" style:font-size-complex="10pt"/>
    </style:style>
    <style:style style:name="T111" style:family="text">
      <style:text-properties fo:color="#006600" fo:font-size="10pt" officeooo:rsid="002cffdb" style:font-size-asian="10pt" style:font-size-complex="10pt"/>
    </style:style>
    <style:style style:name="T112" style:family="text">
      <style:text-properties fo:color="#006600" fo:font-size="10pt" officeooo:rsid="004dbaa4" style:font-size-asian="10pt" style:font-size-complex="10pt"/>
    </style:style>
    <style:style style:name="T113" style:family="text">
      <style:text-properties fo:color="#006600" fo:font-size="10pt" officeooo:rsid="00605d4b" style:font-size-asian="10pt" style:font-size-complex="10pt"/>
    </style:style>
    <style:style style:name="T114" style:family="text">
      <style:text-properties fo:color="#006600" fo:font-size="10pt" officeooo:rsid="00614531" style:font-size-asian="10pt" style:font-size-complex="10pt"/>
    </style:style>
    <style:style style:name="T115" style:family="text">
      <style:text-properties fo:color="#006600" fo:font-size="10pt" officeooo:rsid="001554b3" style:font-size-asian="10pt" style:font-size-complex="10pt"/>
    </style:style>
    <style:style style:name="T116" style:family="text">
      <style:text-properties fo:color="#006600" fo:font-size="10pt" officeooo:rsid="007556ed" style:font-size-asian="10pt" style:font-size-complex="10pt"/>
    </style:style>
    <style:style style:name="T117" style:family="text">
      <style:text-properties fo:color="#006600" fo:font-size="10pt" officeooo:rsid="00768067" style:font-size-asian="10pt" style:font-size-complex="10pt"/>
    </style:style>
    <style:style style:name="T118" style:family="text">
      <style:text-properties fo:color="#006600" fo:font-size="10pt" officeooo:rsid="0081a075" style:font-size-asian="10pt" style:font-size-complex="10pt"/>
    </style:style>
    <style:style style:name="T119" style:family="text">
      <style:text-properties fo:color="#006600" fo:font-size="10pt" fo:font-style="italic" fo:font-weight="bold" officeooo:rsid="00605d4b" style:font-size-asian="10pt" style:font-style-asian="italic" style:font-weight-asian="bold" style:font-size-complex="10pt" style:font-style-complex="italic" style:font-weight-complex="bold"/>
    </style:style>
    <style:style style:name="T120" style:family="text">
      <style:text-properties fo:color="#006600" fo:font-size="10pt" fo:font-style="italic" fo:font-weight="bold" officeooo:rsid="001554b3" style:font-size-asian="10pt" style:font-style-asian="italic" style:font-weight-asian="bold" style:font-size-complex="10pt" style:font-style-complex="italic" style:font-weight-complex="bold"/>
    </style:style>
    <style:style style:name="T121" style:family="text">
      <style:text-properties fo:color="#006600" fo:font-size="10pt" fo:font-style="italic" fo:font-weight="bold" officeooo:rsid="0062b8d8" style:font-size-asian="10pt" style:font-style-asian="italic" style:font-weight-asian="bold" style:font-size-complex="10pt" style:font-style-complex="italic" style:font-weight-complex="bold"/>
    </style:style>
    <style:style style:name="T122" style:family="text">
      <style:text-properties fo:color="#006600" officeooo:rsid="004be07b"/>
    </style:style>
    <style:style style:name="T123" style:family="text">
      <style:text-properties fo:color="#006600" officeooo:rsid="00614531"/>
    </style:style>
    <style:style style:name="T124" style:family="text">
      <style:text-properties fo:color="#006600" officeooo:rsid="006b158c"/>
    </style:style>
    <style:style style:name="T125" style:family="text">
      <style:text-properties fo:color="#006600" officeooo:rsid="003b5fe7"/>
    </style:style>
    <style:style style:name="T126" style:family="text">
      <style:text-properties fo:color="#006600" officeooo:rsid="0047b44c"/>
    </style:style>
    <style:style style:name="T127" style:family="text">
      <style:text-properties fo:color="#006600" officeooo:rsid="008d67f6"/>
    </style:style>
    <style:style style:name="T128" style:family="text">
      <style:text-properties officeooo:rsid="004a456b"/>
    </style:style>
    <style:style style:name="T129" style:family="text">
      <style:text-properties officeooo:rsid="004aacae"/>
    </style:style>
    <style:style style:name="T130" style:family="text">
      <style:text-properties officeooo:rsid="004dbaa4"/>
    </style:style>
    <style:style style:name="T131" style:family="text">
      <style:text-properties fo:font-size="11pt" fo:language="en" fo:country="US" fo:font-weight="bold" officeooo:rsid="001914f1" fo:background-color="transparent" loext:char-shading-value="0" style:font-size-asian="11pt" style:font-weight-asian="bold" style:font-size-complex="11pt" style:font-weight-complex="bold"/>
    </style:style>
    <style:style style:name="T132" style:family="text">
      <style:text-properties fo:font-size="11pt" fo:language="en" fo:country="US" fo:font-weight="bold" officeooo:rsid="0011e926" fo:background-color="transparent" loext:char-shading-value="0" style:font-size-asian="11pt" style:font-weight-asian="bold" style:font-size-complex="11pt" style:font-weight-complex="bold"/>
    </style:style>
    <style:style style:name="T133" style:family="text">
      <style:text-properties fo:font-size="11pt" fo:language="en" fo:country="US" fo:font-weight="bold" officeooo:rsid="000e83ef" fo:background-color="transparent" loext:char-shading-value="0" style:font-size-asian="11pt" style:font-weight-asian="bold" style:font-size-complex="11pt" style:font-weight-complex="bold"/>
    </style:style>
    <style:style style:name="T134" style:family="text">
      <style:text-properties fo:font-size="11pt" fo:language="en" fo:country="US" fo:font-weight="normal" officeooo:rsid="000e83ef" fo:background-color="transparent" loext:char-shading-value="0" style:font-size-asian="11pt" style:font-weight-asian="normal" style:font-size-complex="11pt" style:font-weight-complex="normal"/>
    </style:style>
    <style:style style:name="T135" style:family="text">
      <style:text-properties fo:font-size="11pt" fo:language="en" fo:country="US" fo:font-weight="normal" officeooo:rsid="000fedfe" fo:background-color="transparent" loext:char-shading-value="0" style:font-size-asian="11pt" style:font-weight-asian="normal" style:font-size-complex="11pt" style:font-weight-complex="normal"/>
    </style:style>
    <style:style style:name="T136" style:family="text">
      <style:text-properties fo:font-size="10pt" officeooo:rsid="002488e8" style:font-size-asian="10pt" style:font-size-complex="10pt"/>
    </style:style>
    <style:style style:name="T137" style:family="text">
      <style:text-properties fo:font-size="10pt" fo:language="en" fo:country="US" fo:font-style="italic" fo:font-weight="normal" officeooo:rsid="000e83ef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38" style:family="text">
      <style:text-properties fo:font-size="10pt" fo:language="en" fo:country="US" fo:font-style="italic" fo:font-weight="normal" officeooo:rsid="002daaf5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39" style:family="text">
      <style:text-properties fo:font-size="10pt" fo:language="en" fo:country="US" fo:font-style="italic" fo:font-weight="normal" officeooo:rsid="001ac75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0" style:family="text">
      <style:text-properties fo:font-size="10pt" fo:language="en" fo:country="US" fo:font-style="italic" fo:font-weight="normal" officeooo:rsid="003e9bd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1" style:family="text">
      <style:text-properties fo:font-size="10pt" fo:language="en" fo:country="US" fo:font-style="italic" fo:font-weight="normal" officeooo:rsid="0011e926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2" style:family="text">
      <style:text-properties fo:font-size="10pt" fo:language="en" fo:country="US" fo:font-style="italic" fo:font-weight="normal" officeooo:rsid="0040369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3" style:family="text">
      <style:text-properties fo:font-size="10pt" fo:language="en" fo:country="US" fo:font-style="italic" fo:font-weight="normal" officeooo:rsid="0054f5f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4" style:family="text">
      <style:text-properties fo:font-size="10pt" fo:language="en" fo:country="US" fo:font-style="italic" fo:font-weight="normal" officeooo:rsid="007a8c57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45" style:family="text">
      <style:text-properties fo:color="#579d1c" fo:font-weight="normal" officeooo:rsid="001c8f5b" style:font-weight-asian="normal" style:font-weight-complex="normal"/>
    </style:style>
    <style:style style:name="T146" style:family="text">
      <style:text-properties fo:font-style="normal" officeooo:rsid="006f7062" style:font-style-asian="normal" style:font-style-complex="normal"/>
    </style:style>
    <style:style style:name="T147" style:family="text">
      <style:text-properties officeooo:rsid="00677213"/>
    </style:style>
    <style:style style:name="T148" style:family="text">
      <style:text-properties officeooo:rsid="00804fb1"/>
    </style:style>
    <style:style style:name="T149" style:family="text">
      <style:text-properties officeooo:rsid="008578bc"/>
    </style:style>
    <style:style style:name="T150" style:family="text">
      <style:text-properties officeooo:rsid="0087d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54">Steps of the analysis</text:span> <text:span text:style-name="T150">as </text:span>implemented in R </text:p>
      <text:p text:style-name="P9">by Raphaël Champeimont, OST, December 2014 <text:s text:c="2"/></text:p>
      <text:p text:style-name="P2"><text:a xlink:type="simple" xlink:href="mailto:raphael.champeimont@almacha.org"><text:span text:style-name="T53">raphael.champeimont@almacha.org</text:span></text:a></text:p>
      <text:p text:style-name="P23"/>
      <text:p text:style-name="P23"/>
      <text:p text:style-name="P3"><text:span text:style-name="T131">A</text:span><text:span text:style-name="T132">. </text:span><text:span text:style-name="T133">Extraction of the data </text:span><text:span text:style-name="T134">from the <text:s/></text:span><text:span text:style-name="T135">Oracle </text:span><text:span text:style-name="T134">OST database: computation of the similarity matrix between categories, computation of the number of references by category and by article. </text:span></text:p>
      <text:p text:style-name="P36"><text:span text:style-name="T137">These scripts </text:span><text:span text:style-name="T138">have</text:span><text:span text:style-name="T137"> to be </text:span><text:span text:style-name="T139">adapted</text:span><text:span text:style-name="T137"> to our own d</text:span><text:span text:style-name="T140">ata</text:span><text:span text:style-name="T141">b</text:span><text:span text:style-name="T140">ase, </text:span><text:span text:style-name="T142">to your choice of the classes defining the Stirling index</text:span><text:span text:style-name="T141"> </text:span><text:span text:style-name="T138">and to your choice of the corp</text:span><text:span text:style-name="T143">ora</text:span><text:span text:style-name="T138"> to study. </text:span><text:span text:style-name="T144">We chose WoS categories as classes and WoS categories as corpora. </text:span></text:p>
      <text:p text:style-name="P7"><text:span text:style-name="T58">1.</text:span><text:span text:style-name="T16"> </text:span><text:span text:style-name="T13">compute_similarity_matrix_from_DB.</text:span><text:span text:style-name="T14">R</text:span><text:span text:style-name="T13"> <text:s/></text:span><text:span text:style-name="T55">computes the similarity matrix </text:span><text:span text:style-name="T2">simMat </text:span><text:span text:style-name="T55">between WoS categories as classes of references with whole counts </text:span><text:bookmark-start text:name="__DdeLink__59_1785161272"/><text:span text:style-name="T55">(articles and references in journals attributed to many categories are counted with weight equal to 1 in each of these categories)</text:span><text:bookmark-end text:name="__DdeLink__59_1785161272"/><text:span text:style-name="T55">. </text:span><text:span text:style-name="T107">This similarity matrix, </text:span><text:span text:style-name="T122">as </text:span><text:span text:style-name="T108">computed from</text:span><text:span text:style-name="T109"> the OST d</text:span><text:span text:style-name="T110">ata</text:span><text:span text:style-name="T109">b</text:span><text:span text:style-name="T110">ase</text:span><text:span text:style-name="T109"> for the period 2008-2012, </text:span><text:span text:style-name="T111">is </text:span><text:span text:style-name="T118">shown</text:span><text:span text:style-name="T113"> i</text:span><text:span text:style-name="T109">n</text:span><text:span text:style-name="T112"> </text:span><text:span text:style-name="T113">directory </text:span><text:span text:style-name="T119">data_integer</text:span></text:p>
      <text:p text:style-name="P8"><text:span text:style-name="T61">1f.</text:span><text:span text:style-name="T63"> </text:span><text:span text:style-name="T62">compute_similarity_matrix_from_DB_</text:span><text:span text:style-name="T64">frac.R </text:span><text:span text:style-name="T14"><text:s/></text:span><text:span text:style-name="T66">is the </text:span><text:span text:style-name="T67">Fractional count version</text:span><text:span text:style-name="T66"> of the preceding script (references in journals attributed to </text:span><text:span text:style-name="T68">n </text:span><text:span text:style-name="T69">categories are counted with weight </text:span><text:span text:style-name="T68">1/n </text:span><text:span text:style-name="T69">in each of these categories)</text:span><text:span text:style-name="T55"> </text:span></text:p>
      <text:p text:style-name="P5"><text:span text:style-name="T58">2.</text:span><text:span text:style-name="T16"> </text:span><text:span text:style-name="T13">compute_counts_from_DB_WoS.R</text:span> computes the counts of references by category for each <text:span text:style-name="T56">article</text:span> in the db. <text:span text:style-name="T56">It provides separate tables for the sets of articles in each corpus. In these scripts, the corpora under study are defined as the publications in WoS categories, called category-corpus. </text:span><text:span text:style-name="T123">Data not </text:span><text:span text:style-name="T124">disclosed.</text:span></text:p>
      <text:p text:style-name="P24"><text:span text:style-name="T58">2f.</text:span><text:span text:style-name="T16"> </text:span><text:span text:style-name="T13">compute_counts_from_DB_WoS_</text:span><text:span text:style-name="T15">frac</text:span><text:span text:style-name="T13">.R</text:span> <text:span text:style-name="T56">is the corresponding version for fractional counts of references in categories</text:span></text:p>
      <text:p text:style-name="P6"><text:span text:style-name="T58">3.</text:span><text:span text:style-name="T16"> </text:span><text:span text:style-name="T13">compute_counts_from_DB_WoS_</text:span><text:span text:style-name="T15">institution</text:span><text:span text:style-name="T13">.R</text:span> computes the counts of references by category for each <text:span text:style-name="T56">article</text:span> <text:span text:style-name="T56">of an institution</text:span>. <text:span text:style-name="T56">For each institution, it provides separate tables for the sets of articles in each category-corpus <text:s/>where the institution has a </text:span><text:span text:style-name="T3">min</text:span><text:span text:style-name="T4">i</text:span><text:span text:style-name="T3">mumNumberOfArticles. </text:span><text:span text:style-name="T56"><text:s/></text:span><text:span text:style-name="T127">As an example, counts </text:span><text:span text:style-name="T123"><text:s/>f</text:span><text:span text:style-name="T110">or the </text:span><text:span text:style-name="T117">corpora associated with </text:span><text:span text:style-name="T110">WoS categor</text:span><text:span text:style-name="T114">ies</text:span><text:span text:style-name="T110"> RU (Neurosciences) </text:span><text:span text:style-name="T114">and RT (Clinical Neurology) </text:span><text:span text:style-name="T115"><text:s/></text:span><text:span text:style-name="T116">for 8 universities </text:span><text:span text:style-name="T117">are shown </text:span><text:span text:style-name="T115">in directory</text:span><text:span text:style-name="T120"> </text:span><text:span text:style-name="T121">data_integer/</text:span><text:span text:style-name="T120">input </text:span></text:p>
      <text:p text:style-name="P4"><text:span text:style-name="T61">3f.</text:span><text:span text:style-name="T63"> </text:span><text:span text:style-name="T62">compute_counts_from_DB_WoS_</text:span><text:span text:style-name="T65">institution_frac</text:span><text:span text:style-name="T62">.R</text:span><text:span text:style-name="T60"> </text:span><text:span text:style-name="T66">is the corresponding version for fractional counts </text:span><text:span text:style-name="T76">of </text:span><text:span text:style-name="T66">references in categories</text:span></text:p>
      <text:p text:style-name="P10"/>
      <text:p text:style-name="P10"><text:span text:style-name="T58">B</text:span>. Computation of <text:span text:style-name="T57">the </text:span>indicators <text:span text:style-name="T79">for each institution and for each corpus of institution publications </text:span><text:span text:style-name="T136"><text:note text:id="ftn1" text:note-class="footnote"><text:note-citation>1</text:note-citation><text:note-body><text:p text:style-name="P39">We have implemented the EWA (Equal Weights by Article) <text:span text:style-name="T149">option</text:span>. See Cassi <text:span text:style-name="T1">et al. </text:span>2014 <text:s/></text:p></text:note-body></text:note></text:span></text:p>
      <text:p text:style-name="P34"><text:span text:style-name="T6">These scripts </text:span><text:span text:style-name="T7">can be run on your own input data if they are displayed with the same filenames and format as ours in </text:span><text:span text:style-name="T12">input/</text:span><text:span text:style-name="T11">data_integer</text:span><text:span text:style-name="T11"><text:note text:id="ftn2" text:note-class="footnote"><text:note-citation>2</text:note-citation><text:note-body><text:p text:style-name="P40">Or <text:s/>in<text:span text:style-name="T1"> </text:span><text:span text:style-name="T10">input/data_frac</text:span></text:p></text:note-body></text:note></text:span><text:span text:style-name="T11">. </text:span><text:span text:style-name="T7"><text:s/></text:span></text:p>
      <text:p text:style-name="P11"><text:span text:style-name="T22">4.</text:span> run_all_stat_calc_step1.<text:span text:style-name="T77">R</text:span> <text:span text:style-name="T23">computes the different statistics </text:span><text:span text:style-name="T29">for the whole WoS and </text:span><text:span text:style-name="T23">for </text:span><text:span text:style-name="T26">each category-</text:span><text:span text:style-name="T37">corpus</text:span><text:span text:style-name="T26">, u</text:span><text:span text:style-name="T23">sing steps 1 and 2 </text:span><text:span text:style-name="T26">above </text:span><text:span text:style-name="T23">and the </text:span><text:span text:style-name="T24">following </text:span><text:span text:style-name="T23">scripts:</text:span></text:p>
      <text:p text:style-name="P13">common.R <text:s text:c="2"/><text:span text:style-name="T22">which </text:span><text:span text:style-name="T32">i) defines the impact of the </text:span><text:span text:style-name="T9">fracMode</text:span><text:span text:style-name="T32"> parameter which selects the data corresponding to the choice of </text:span><text:span text:style-name="T9">whole </text:span><text:span text:style-name="T34">or </text:span><text:span text:style-name="T9">fractional</text:span><text:span text:style-name="T32"> counts; </text:span><text:span text:style-name="T35"><text:s/>ii) </text:span><text:span text:style-name="T25">defines the function that </text:span><text:span text:style-name="T22">normalizes the counts of references by article <text:s/></text:span><text:span text:style-name="T24">(EWA option in Cassi et al. 2014); </text:span><text:span text:style-name="T32">iii) defines </text:span><text:span text:style-name="T25">the function that </text:span><text:span text:style-name="T22">computes the Stirling index</text:span><text:span text:style-name="T8"> STa </text:span><text:span text:style-name="T22">for each single article </text:span><text:span text:style-name="T8">a;</text:span><text:span text:style-name="T22"> </text:span><text:span text:style-name="T36">iv) a few other useful tricks... </text:span></text:p>
      <text:p text:style-name="P20"><text:span text:style-name="T81">l</text:span>oad_similarity_matrix.R </text:p>
      <text:p text:style-name="P22">stat_calc_step1_world.<text:span text:style-name="T77">R</text:span> <text:span text:style-name="T26"><text:s/>for </text:span><text:span text:style-name="T34">the corpus associated with the publications in </text:span><text:span text:style-name="T26">each category </text:span><text:span text:style-name="T46">computes</text:span><text:span text:style-name="T26">: </text:span><text:span text:style-name="T34">i</text:span><text:span text:style-name="T33">) </text:span><text:span text:style-name="T26">the article indicators STa and the centiles of this distribution;</text:span><text:bookmark-start text:name="__DdeLink__330_1785161272"/><text:span text:style-name="T26"> </text:span><text:span text:style-name="T33">ii) </text:span><text:span text:style-name="T26">the within and between indexes; <text:s/></text:span><text:span text:style-name="T33">iii) </text:span><text:span text:style-name="T26">the </text:span><text:span text:style-name="T28">proportions (Q) and the </text:span><text:span text:style-name="T26">contributions</text:span><text:span text:style-name="T28"> </text:span><text:span text:style-name="T26">of the categories to the global index</text:span><text:bookmark-end text:name="__DdeLink__330_1785161272"/><text:span text:style-name="T26">.</text:span><text:span text:style-name="T145"> </text:span></text:p>
      <text:p text:style-name="P22"><text:span text:style-name="T103">Results </text:span><text:span text:style-name="T102">as </text:span><text:span text:style-name="T98">computed from</text:span><text:span text:style-name="T99"> the OST d</text:span><text:span text:style-name="T96">ata</text:span><text:span text:style-name="T99">b</text:span><text:span text:style-name="T96">ase</text:span><text:span text:style-name="T99"> for the period 2008-2012 </text:span><text:span text:style-name="T96">for the WoS categor</text:span><text:span text:style-name="T104">ies</text:span><text:span text:style-name="T96"> RU (Neurosciences) </text:span><text:span text:style-name="T104">and RT (Clinical Neurology) </text:span><text:span text:style-name="T100">are </text:span><text:span text:style-name="T97">presented </text:span><text:span text:style-name="T99">in </text:span><text:span text:style-name="T106">data_integer/stat_results_world </text:span></text:p>
      <text:p text:style-name="P12"><text:span text:style-name="T70">4</text:span><text:span text:style-name="T71">f</text:span><text:span text:style-name="T70">.</text:span><text:span text:style-name="T60"> run_all_stat_calc_step1_</text:span><text:span text:style-name="T75">frac :</text:span><text:span text:style-name="T60"> <text:s/></text:span><text:span text:style-name="T71">same as 4 with fractional counts </text:span><text:span text:style-name="T74">of reference categories</text:span></text:p>
      <text:p text:style-name="P35"><text:soft-page-break/><text:span text:style-name="T22">Y</text:span><text:span text:style-name="T49">ou can run the </text:span><text:span text:style-name="T22">following </text:span><text:span text:style-name="T49">scripts on the data </text:span><text:span text:style-name="T50">we </text:span><text:span text:style-name="T49">provide in </text:span><text:span text:style-name="T146">data_integer</text:span><text:span text:style-name="T49">. </text:span><text:span text:style-name="T47">Set </text:span><text:span text:style-name="T52">as working directory (setwd) </text:span><text:span text:style-name="T47">the directory where the scripts </text:span><text:span text:style-name="T48">are</text:span></text:p>
      <text:p text:style-name="P15"><text:span text:style-name="T23">5. </text:span>run_<text:span text:style-name="T58">all_stat_calc_step2.</text:span>R <text:span text:style-name="T23">computes </text:span><text:span text:style-name="T43">i) </text:span><text:span text:style-name="T23">the different statistics for</text:span><text:span text:style-name="T26"> </text:span><text:span text:style-name="T22">all institutions </text:span><text:span text:style-name="T40">and </text:span><text:span text:style-name="T34">for </text:span><text:span text:style-name="T37">each category-corpus </text:span><text:span text:style-name="T26">; </text:span><text:span text:style-name="T43">ii) the contributions to the global index of </text:span><text:span text:style-name="T44">each</text:span><text:span text:style-name="T43"> categor</text:span><text:span text:style-name="T44">y</text:span><text:span text:style-name="T43">-class for </text:span><text:span text:style-name="T45">a</text:span><text:span text:style-name="T43"> category-corpus of each institution. It uses</text:span><text:span text:style-name="T22"> steps 1, 3 </text:span><text:span text:style-name="T27">and 4 </text:span><text:span text:style-name="T22">above and the following scripts:</text:span></text:p>
      <text:p text:style-name="P14">common.R<text:span text:style-name="T22"> </text:span></text:p>
      <text:p text:style-name="P21"><text:span text:style-name="T81">l</text:span>oad_similarity_matrix.R </text:p>
      <text:p text:style-name="P17"><text:span text:style-name="T59">stat_calc_step</text:span>2<text:span text:style-name="T59">_</text:span>institution<text:span text:style-name="T78">s.</text:span>R<text:span text:style-name="T22"> </text:span><text:span text:style-name="T29">computes, for </text:span><text:span text:style-name="T30">the institutions </text:span><text:span text:style-name="T39">selected in step A3 </text:span><text:span text:style-name="T30">and </text:span><text:span text:style-name="T34">for </text:span><text:span text:style-name="T39">one</text:span><text:span text:style-name="T31"> </text:span><text:span text:style-name="T19">categor</text:span><text:span text:style-name="T20">y</text:span><text:span text:style-name="T19">-</text:span><text:span text:style-name="T21">corpus,</text:span><text:span text:style-name="T26"> </text:span><text:span text:style-name="T31">the differences between the institution and the world </text:span><text:span text:style-name="T38">indexes for</text:span><text:span text:style-name="T31"> the</text:span><text:span text:style-name="T26"> </text:span><text:span text:style-name="T31">following indicators: </text:span><text:span text:style-name="T39">global, </text:span><text:span text:style-name="T26">within and between indexes </text:span><text:span text:style-name="T39">and their z-scores and p-values</text:span><text:span text:style-name="T26">, </text:span><text:span text:style-name="T28">proportions (Q) and </text:span><text:span text:style-name="T26">contributions</text:span><text:span text:style-name="T28"> </text:span><text:span text:style-name="T26">of the categories </text:span><text:span text:style-name="T44">(</text:span><text:span text:style-name="T38">classes </text:span><text:span text:style-name="T51">of references</text:span><text:span text:style-name="T44">) </text:span><text:span text:style-name="T26">to the global index. </text:span><text:span text:style-name="T95"><text:s/></text:span></text:p>
      <text:p text:style-name="P18"><text:span text:style-name="T59">stat_calc_step3_test_contributions.</text:span>R <text:s/><text:span text:style-name="T41">computes each category contribution </text:span><text:span text:style-name="T42">for the selected corpus and institutions and their </text:span><text:span text:style-name="T41">the z-score</text:span><text:span text:style-name="T42">s</text:span><text:span text:style-name="T41"> and p-values. </text:span></text:p>
      <text:p text:style-name="P19"><text:span text:style-name="T103">Results </text:span><text:span text:style-name="T105">of these 2 scripts </text:span><text:span text:style-name="T96">for the WoS category-</text:span><text:span text:style-name="T101">corp</text:span><text:span text:style-name="T105">ora</text:span><text:span text:style-name="T96"> RU (Neuroscie</text:span><text:span text:style-name="T85">nces) </text:span><text:span text:style-name="T86">and RT (Clinical Neurology) </text:span><text:span text:style-name="T96"><text:s/>for </text:span><text:span text:style-name="T105">8 universities </text:span><text:span text:style-name="T84">are </text:span><text:span text:style-name="T83">presented </text:span><text:span text:style-name="T87">in</text:span><text:span text:style-name="T83"> </text:span><text:span text:style-name="T88">data_integer/stat_results</text:span></text:p>
      <text:p text:style-name="P16"><text:span text:style-name="T72">5</text:span><text:span text:style-name="T73">f</text:span><text:span text:style-name="T72">. </text:span><text:span text:style-name="T60">run_</text:span><text:span text:style-name="T61">all_stat_calc_step2_frac.</text:span><text:span text:style-name="T60">R <text:s/>: </text:span><text:span text:style-name="T73">same as 5 for fractional counts </text:span></text:p>
      <text:p text:style-name="P25"/>
      <text:p text:style-name="P26"><text:span text:style-name="T80">C. </text:span>Plots</text:p>
      <text:p text:style-name="P31">6. <text:bookmark-start text:name="__DdeLink__921_1894763043"/><text:span text:style-name="T13">make_all_plots.R</text:span><text:bookmark-end text:name="__DdeLink__921_1894763043"/> <text:s/><text:span text:style-name="T148">launches</text:span> the following five families of plots:</text:p>
      <text:p text:style-name="P27"><text:span text:style-name="T17">plot_by_corpus.R</text:span><text:span text:style-name="T128"> makes, for each corpus, a 2d plot of (STW, STB) for the selected institutions. </text:span><text:bookmark-start text:name="__DdeLink__877_1894763043"/><text:span text:style-name="T128">The size of the points is proportional to the number of articles of the institutions.</text:span><text:bookmark-end text:name="__DdeLink__877_1894763043"/><text:span text:style-name="T128"> </text:span><text:bookmark text:name="__DdeLink__772_1576506674"/></text:p>
      <text:p text:style-name="P28"><text:span text:style-name="T13">plot_by_corpus_confidence.R </text:span>makes, for each corpus, a <text:span text:style-name="T129">2d </text:span>plot of (STW,STB) with the confidence area<text:span text:style-name="T129">s</text:span> of <text:span text:style-name="T129">a chosen </text:span>probability <text:span text:style-name="T129">(parameter </text:span><text:span text:style-name="T5">alpha</text:span><text:span text:style-name="T129">). </text:span></text:p>
      <text:p text:style-name="P29"><text:span text:style-name="T13">plot_contributions.R </text:span>makes, for each corpus, and for each institution, a figure with the contributions of each category (class of references). <text:span text:style-name="T130">Differences between the institution and the world values are displayed. The size of each point is the proportion of references in the category. </text:span></text:p>
      <text:p text:style-name="P30"><text:span text:style-name="T13">plot_by_institution.R</text:span> makes for each institution <text:span text:style-name="T128">a 2d plot of (STW, STB) for the selected </text:span>corpora. <text:span text:style-name="T128">The size of the points is proportional to the number of articles </text:span>in each corpus. </text:p>
      <text:p text:style-name="P30"><text:span text:style-name="T13">plot_by_institution_confidence.R</text:span> <text:s/>makes for each institution <text:span text:style-name="T128">a 2d plot of (STW, STB) </text:span>with <text:span text:style-name="T128"><text:s/>the confidence areas of a chosen probability (parameter </text:span><text:span text:style-name="T5">alpha</text:span><text:span text:style-name="T129">). </text:span></text:p>
      <text:p text:style-name="P32"><text:span text:style-name="T94">Results of these 6 scripts </text:span><text:span text:style-name="T125">for the WoS category-</text:span><text:span text:style-name="T126">corpus</text:span><text:span text:style-name="T125"> RU (Neuroscie</text:span><text:span text:style-name="T91">nces) </text:span><text:span text:style-name="T82">and RT (Clinical Neurology) </text:span><text:span text:style-name="T125"><text:s/>for </text:span><text:span text:style-name="T94">8 universities </text:span><text:span text:style-name="T92">are </text:span><text:span text:style-name="T90">presented </text:span><text:span text:style-name="T93">in</text:span><text:span text:style-name="T90"> </text:span><text:span text:style-name="T89">data_integer/plots</text:span></text:p>
      <text:p text:style-name="P33"><text:span text:style-name="T147">6f. </text:span><text:span text:style-name="T18">make_all_plots_frac.R <text:s/></text:span><text:span text:style-name="T147"><text:s/>same as 6 for f</text:span>ractional counts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Lohit Hindi2" svg:font-family="'Lohit Hindi'"/>
    <style:font-face style:name="OpenSymbol2" svg:font-family="OpenSymbol"/>
    <style:font-face style:name="OpenSymbol1" svg:font-family="OpenSymbol, 'Arial Unicode MS'"/>
    <style:font-face style:name="Wingdings" svg:font-family="Wingdings"/>
    <style:font-face style:name="Cambria" svg:font-family="Cambria" style:font-family-generic="roman"/>
    <style:font-face style:name="Arial2" svg:font-family="Arial" style:font-family-generic="swiss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MS ??" svg:font-family="'MS ??'" style:font-pitch="variable"/>
    <style:font-face style:name="OpenSymbol" svg:font-family="OpenSymbol, 'Arial Unicode MS'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Droid Sans1" svg:font-family="'Droid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0pt" fo:language="en" fo:country="US" style:letter-kerning="true" style:font-name-asian="Droid Sans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pt" fo:language="en" fo:country="US" style:letter-kerning="true" style:font-name-asian="Droid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2pt" style:font-name-asian="Droid Sans1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Arial1" fo:font-family="Arial" style:font-style-name="Gras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6cm" fo:margin-right="0cm" fo:text-indent="-0.76cm" style:auto-text-indent="false">
        <style:tab-stops/>
      </style:paragraph-properties>
      <style:text-properties style:use-window-font-color="true" style:font-name="Arial1" fo:font-family="Arial" style:font-style-name="Gras" style:font-family-generic="swiss" style:font-pitch="variable"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Vide_7e_LT_7e_Gliederung_20_1" style:display-name="Vide~LT~Gliederung 1" style:family="paragraph">
      <style:paragraph-properties fo:margin-top="0cm" fo:margin-bottom="0.499cm" style:contextual-spacing="false"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32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32pt" style:font-style-asian="normal" style:font-weight-asian="normal" style:font-name-complex="Arial2" style:font-family-complex="Arial" style:font-family-generic-complex="swiss" style:font-size-complex="32pt" style:font-style-complex="normal" style:font-weight-complex="normal" style:text-emphasize="none" style:text-overline-style="none" style:text-overline-color="font-color"/>
    </style:style>
    <style:style style:name="Vide_7e_LT_7e_Gliederung_20_2" style:display-name="Vide~LT~Gliederung 2" style:family="paragraph" style:parent-style-name="Vide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Vide_7e_LT_7e_Gliederung_20_3" style:display-name="Vide~LT~Gliederung 3" style:family="paragraph" style:parent-style-name="Vide_7e_LT_7e_Gliederung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Vide_7e_LT_7e_Gliederung_20_4" style:display-name="Vide~LT~Gliederung 4" style:family="paragraph" style:parent-style-name="Vide_7e_LT_7e_Gliederung_20_3">
      <style:paragraph-properties fo:margin-top="0cm" fo:margin-bottom="0.199cm" style:contextual-spacing="false"/>
    </style:style>
    <style:style style:name="Vide_7e_LT_7e_Gliederung_20_5" style:display-name="Vide~LT~Gliederung 5" style:family="paragraph" style:parent-style-name="Vide_7e_LT_7e_Gliederung_20_4">
      <style:paragraph-properties fo:margin-top="0cm" fo:margin-bottom="0.101cm" style:contextual-spacing="false"/>
    </style:style>
    <style:style style:name="Vide_7e_LT_7e_Gliederung_20_6" style:display-name="Vide~LT~Gliederung 6" style:family="paragraph" style:parent-style-name="Vide_7e_LT_7e_Gliederung_20_5"/>
    <style:style style:name="Vide_7e_LT_7e_Gliederung_20_7" style:display-name="Vide~LT~Gliederung 7" style:family="paragraph" style:parent-style-name="Vide_7e_LT_7e_Gliederung_20_6"/>
    <style:style style:name="Vide_7e_LT_7e_Gliederung_20_8" style:display-name="Vide~LT~Gliederung 8" style:family="paragraph" style:parent-style-name="Vide_7e_LT_7e_Gliederung_20_7"/>
    <style:style style:name="Vide_7e_LT_7e_Gliederung_20_9" style:display-name="Vide~LT~Gliederung 9" style:family="paragraph" style:parent-style-name="Vide_7e_LT_7e_Gliederung_20_8"/>
    <style:style style:name="Vide_7e_LT_7e_Titel" style:display-name="Vide~LT~Titel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44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44pt" style:font-style-asian="normal" style:font-weight-asian="normal" style:font-name-complex="Arial2" style:font-family-complex="Arial" style:font-family-generic-complex="swiss" style:font-size-complex="44pt" style:font-style-complex="normal" style:font-weight-complex="normal" style:text-emphasize="none" style:text-overline-style="none" style:text-overline-color="font-color"/>
    </style:style>
    <style:style style:name="Vide_7e_LT_7e_Untertitel" style:display-name="Vide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ide_7e_LT_7e_Notizen" style:display-name="Vid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ide_7e_LT_7e_Hintergrundobjekte" style:display-name="Vide~LT~Hintergrundobjekte" style:family="paragraph">
      <style:paragraph-properties style:text-autospace="none"/>
      <style:text-properties style:letter-kerning="true"/>
    </style:style>
    <style:style style:name="Vide_7e_LT_7e_Hintergrund" style:display-name="Vid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44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44pt" style:font-style-asian="normal" style:font-weight-asian="normal" style:font-name-complex="Arial2" style:font-family-complex="Arial" style:font-family-generic-complex="swiss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contextual-spacing="false" style:line-height-at-least="0.353cm" fo:text-align="start" style:justify-single-word="false" style:text-autospace="none"/>
      <style:text-properties fo:color="#000000" style:text-outline="false" style:text-line-through-style="none" style:text-line-through-type="none" style:font-name="Arial2" fo:font-family="Arial" style:font-family-generic="swiss" fo:font-size="32pt" fo:letter-spacing="normal" fo:font-style="normal" fo:text-shadow="none" style:text-underline-style="none" fo:font-weight="normal" style:letter-kerning="true" style:font-name-asian="Arial2" style:font-family-asian="Arial" style:font-family-generic-asian="swiss" style:font-size-asian="32pt" style:font-style-asian="normal" style:font-weight-asian="normal" style:font-name-complex="Arial2" style:font-family-complex="Arial" style:font-family-generic-complex="swiss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style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style:contextual-spacing="false"/>
    </style:style>
    <style:style style:name="Plan_20_5" style:display-name="Plan 5" style:family="paragraph" style:parent-style-name="Plan_20_4">
      <style:paragraph-properties fo:margin-top="0cm" fo:margin-bottom="0.101cm" style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Caractères_20_de_20_note_20_de_20_fin" style:display-name="Caractères de note de fin" style:family="paragraph">
      <style:paragraph-properties style:text-autospace="none"/>
    </style:style>
    <style:style style:name="Appel_20_de_20_note_20_de_20_fin" style:display-name="Appel de note de fin" style:family="paragraph">
      <style:paragraph-properties style:text-autospace="none"/>
      <style:text-properties style:text-position="5% 100%"/>
    </style:style>
    <style:style style:name="WW8Num13z1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3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2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1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10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Saut_20_d_27_index" style:display-name="Saut d'index" style:family="paragraph">
      <style:paragraph-properties style:text-autospace="none"/>
    </style:style>
    <style:style style:name="WW8Num3z1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8Num3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aractères_20_de_20_numérotation" style:display-name="Caractères de numérotation" style:family="paragraph">
      <style:paragraph-properties style:text-autospace="none"/>
    </style:style>
    <style:style style:name="WW8Num2z0" style:family="paragraph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Appel_20_de_20_note" style:display-name="Appel de note" style:family="paragraph">
      <style:paragraph-properties style:text-autospace="none"/>
      <style:text-properties style:text-position="5% 100%"/>
    </style:style>
    <style:style style:name="Caractères_20_de_20_note_20_de_20_bas_20_de_20_page" style:display-name="Caractères de note de bas de page" style:family="paragraph">
      <style:paragraph-properties style:text-autospace="none"/>
    </style:style>
    <style:style style:name="Puces" style:family="paragraph">
      <style:paragraph-properties style:text-autospace="none"/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Lien_20_Internet" style:display-name="Lien Internet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Titre_20_de_20_table_20_des_20_mati_3f_es" style:display-name="Titre de table des mati?es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18pt" fo:font-style="normal" fo:text-shadow="none" style:text-underline-style="none" fo:font-weight="bold" style:letter-kerning="true" style:font-name-asian="Droid Sans" style:font-family-asian="'Droid Sans'" style:font-family-generic-asian="swiss" style:font-pitch-asian="variable" style:font-size-asian="18pt" style:font-style-asian="normal" style:font-weight-asian="bold" style:font-name-complex="Droid Sans" style:font-family-complex="'Droid Sans'" style:font-family-generic-complex="swiss" style:font-pitch-complex="variable" style:font-size-complex="18pt" style:font-style-complex="normal" style:font-weight-complex="bold" style:text-emphasize="none"/>
    </style:style>
    <style:style style:name="List_20_Paragraph1" style:display-name="List Paragraph1" style:family="paragraph">
      <style:paragraph-properties fo:margin-left="3.951cm" fo:margin-right="0cm" fo:margin-top="0cm" fo:margin-bottom="0cm" style:contextual-spacing="false" fo:text-align="start" style:justify-single-word="false" fo:text-indent="0cm" style:auto-text-indent="false" style:text-autospace="none" style:writing-mode="lr-tb"/>
      <style:text-properties style:use-window-font-color="true" style:font-name="MS ??" fo:font-family="'MS ??'" style:font-pitch="variable" fo:font-size="12pt" style:letter-kerning="true" style:font-name-asian="MS ??" style:font-family-asian="'MS ??'" style:font-pitch-asian="variable" style:font-size-asian="12pt" style:font-name-complex="MS ??" style:font-family-complex="'MS ??'" style:font-pitch-complex="variable" style:font-size-complex="12pt"/>
    </style:style>
    <style:style style:name="WW8Num1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4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4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5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6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6z1" style:family="paragraph">
      <style:paragraph-properties style:text-autospace="none"/>
      <style:text-properties style:use-window-font-color="true" style:font-name="Courier New" fo:font-family="'Courier New'" style:font-family-generic="modern" style:font-pitch="fixed" fo:font-size="10pt" style:letter-kerning="tru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6z2" style:family="paragraph">
      <style:paragraph-properties style:text-autospace="none"/>
      <style:text-properties style:use-window-font-color="true" style:font-name="Wingdings" fo:font-family="Wingdings" fo:font-size="10pt" style:letter-kerning="true" style:font-name-asian="Wingdings" style:font-family-asian="Wingdings" style:font-size-asian="10pt" style:font-name-complex="Wingdings" style:font-family-complex="Wingdings" style:font-size-complex="10pt"/>
    </style:style>
    <style:style style:name="WW8Num6z3" style:family="paragraph">
      <style:paragraph-properties style:text-autospace="none"/>
      <style:text-properties style:use-window-font-color="true" style:font-name="Symbol" fo:font-family="Symbol" style:font-pitch="variable" style:font-charset="x-symbol" fo:font-size="10pt" style:letter-kerning="true" style:font-name-asian="Symbol" style:font-family-asian="Symbol" style:font-pitch-asian="variable" style:font-charset-asian="x-symbol" style:font-size-asian="10pt" style:font-name-complex="Symbol" style:font-family-complex="Symbol" style:font-pitch-complex="variable" style:font-charset-complex="x-symbol" style:font-size-complex="10pt"/>
    </style:style>
    <style:style style:name="WW8Num7z0" style:family="paragraph">
      <style:paragraph-properties style:text-autospace="none"/>
      <style:text-properties style:use-window-font-color="true" style:font-name="Cambria" fo:font-family="Cambria" style:font-family-generic="roman" fo:font-size="10pt" style:letter-kerning="true" style:font-name-asian="Cambria" style:font-family-asian="Cambria" style:font-family-generic-asian="roman" style:font-size-asian="10pt" style:font-name-complex="Cambria" style:font-family-complex="Cambria" style:font-family-generic-complex="roman" style:font-size-complex="10pt"/>
    </style:style>
    <style:style style:name="WW8Num7z1" style:family="paragraph">
      <style:paragraph-properties style:text-autospace="none"/>
      <style:text-properties style:use-window-font-color="true" style:font-name="Courier New" fo:font-family="'Courier New'" style:font-family-generic="modern" style:font-pitch="fixed" fo:font-size="10pt" style:letter-kerning="tru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8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8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9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9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0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1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2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4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4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5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6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6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7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8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9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0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0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1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1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2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2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3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3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25z0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Absatz-Standardschriftart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8Num7z2" style:family="paragraph">
      <style:paragraph-properties style:text-autospace="none"/>
      <style:text-properties style:use-window-font-color="true" style:font-name="Wingdings" fo:font-family="Wingdings" fo:font-size="10pt" style:letter-kerning="true" style:font-name-asian="Wingdings" style:font-family-asian="Wingdings" style:font-size-asian="10pt" style:font-name-complex="Wingdings" style:font-family-complex="Wingdings" style:font-size-complex="10pt"/>
    </style:style>
    <style:style style:name="WW8Num7z3" style:family="paragraph">
      <style:paragraph-properties style:text-autospace="none"/>
      <style:text-properties style:use-window-font-color="true" style:font-name="Symbol" fo:font-family="Symbol" style:font-pitch="variable" style:font-charset="x-symbol" fo:font-size="10pt" style:letter-kerning="true" style:font-name-asian="Symbol" style:font-family-asian="Symbol" style:font-pitch-asian="variable" style:font-charset-asian="x-symbol" style:font-size-asian="10pt" style:font-name-complex="Symbol" style:font-family-complex="Symbol" style:font-pitch-complex="variable" style:font-charset-complex="x-symbol" style:font-size-complex="10pt"/>
    </style:style>
    <style:style style:name="WW8Num15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8Num17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-Absatz-Standardschriftart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8Num18z1" style:family="paragraph">
      <style:paragraph-properties style:text-autospace="none"/>
      <style:text-properties style:use-window-font-color="true" style:font-name="OpenSymbol1" fo:font-family="OpenSymbol, 'Arial Unicode MS'" fo:font-size="10pt" style:letter-kerning="true" style:font-name-asian="OpenSymbol1" style:font-family-asian="OpenSymbol, 'Arial Unicode MS'" style:font-size-asian="10pt" style:font-name-complex="OpenSymbol1" style:font-family-complex="OpenSymbol, 'Arial Unicode MS'" style:font-size-complex="10pt"/>
    </style:style>
    <style:style style:name="WW-Absatz-Standardschriftart1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-Caractères_20_de_20_note_20_de_20_bas_20_de_20_page" style:display-name="WW-Caractères de note de bas de page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ListLabel_20_5" style:display-name="ListLabel 5" style:family="paragraph">
      <style:paragraph-properties style:text-autospace="none"/>
      <style:text-properties style:use-window-font-color="true" style:font-name="MS ??" fo:font-family="'MS ??'" style:font-pitch="variable" fo:font-size="10pt" style:letter-kerning="true" style:font-name-asian="MS ??" style:font-family-asian="'MS ??'" style:font-pitch-asian="variable" style:font-size-asian="10pt" style:font-name-complex="MS ??" style:font-family-complex="'MS ??'" style:font-pitch-complex="variable" style:font-size-complex="10pt"/>
    </style:style>
    <style:style style:name="ListLabel_20_3" style:display-name="ListLabel 3" style:family="paragraph">
      <style:paragraph-properties style:text-autospace="none"/>
      <style:text-properties style:use-window-font-color="true" style:font-name="OpenSymbol" fo:font-family="OpenSymbol, 'Arial Unicode MS'" style:font-pitch="variable" fo:font-size="10pt" style:letter-kerning="true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WW-Caractères_20_de_20_note_20_de_20_fin" style:display-name="WW-Caractères de note de fin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/>
    </style:style>
    <style:style style:name="Standard_7e_LT_7e_Hintergrund" style:display-name="Standard~LT~Hintergrund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Standard_7e_LT_7e_Hintergrundobjekte" style:display-name="Standard~LT~Hintergrundobjekte" style:family="paragraph">
      <style:paragraph-properties style:text-autospace="none"/>
      <style:text-properties style:use-window-font-color="true" style:font-name="Droid Sans" fo:font-family="'Droid Sans'" style:font-family-generic="swiss" style:font-pitch="variable" fo:font-size="10pt" style:letter-kerning="true" style:font-name-asian="Droid Sans" style:font-family-asian="'Droid Sans'" style:font-family-generic-asian="swiss" style:font-pitch-asian="variable" style:font-size-asian="10pt" style:font-name-complex="Droid Sans" style:font-family-complex="'Droid Sans'" style:font-family-generic-complex="swiss" style:font-pitch-complex="variable" style:font-size-complex="10pt"/>
    </style:style>
    <style:style style:name="Standard_7e_LT_7e_Notizen" style:display-name="Standard~LT~Notizen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/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/>
    </style:style>
    <style:style style:name="Standard_7e_LT_7e_Gliederung_20_9" style:display-name="Standard~LT~Gliederung 9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8" style:display-name="Standard~LT~Gliederung 8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7" style:display-name="Standard~LT~Gliederung 7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6" style:display-name="Standard~LT~Gliederung 6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5" style:display-name="Standard~LT~Gliederung 5" style:family="paragraph">
      <style:paragraph-properties fo:margin-top="0cm" fo:margin-bottom="0.17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4" style:display-name="Standard~LT~Gliederung 4" style:family="paragraph">
      <style:paragraph-properties fo:margin-top="0cm" fo:margin-bottom="0.351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bold" style:letter-kerning="true" style:font-name-asian="Lohit Hindi" style:font-family-asian="'Lohit Hindi'" style:font-pitch-asian="variable" style:font-size-asian="20pt" style:font-style-asian="normal" style:font-weight-asian="bold" style:font-name-complex="Lohit Hindi" style:font-family-complex="'Lohit Hindi'" style:font-pitch-complex="variable" style:font-size-complex="20pt" style:font-style-complex="normal" style:font-weight-complex="bold" style:text-emphasize="none"/>
    </style:style>
    <style:style style:name="Standard_7e_LT_7e_Gliederung_20_3" style:display-name="Standard~LT~Gliederung 3" style:family="paragraph">
      <style:paragraph-properties fo:margin-top="0cm" fo:margin-bottom="0.529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bold" style:letter-kerning="true" style:font-name-asian="Lohit Hindi" style:font-family-asian="'Lohit Hindi'" style:font-pitch-asian="variable" style:font-size-asian="24pt" style:font-style-asian="normal" style:font-weight-asian="bold" style:font-name-complex="Lohit Hindi" style:font-family-complex="'Lohit Hindi'" style:font-pitch-complex="variable" style:font-size-complex="24pt" style:font-style-complex="normal" style:font-weight-complex="bold" style:text-emphasize="none"/>
    </style:style>
    <style:style style:name="Standard_7e_LT_7e_Gliederung_20_2" style:display-name="Standard~LT~Gliederung 2" style:family="paragraph">
      <style:paragraph-properties fo:margin-top="0cm" fo:margin-bottom="0.706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bold" style:letter-kerning="true" style:font-name-asian="Lohit Hindi" style:font-family-asian="'Lohit Hindi'" style:font-pitch-asian="variable" style:font-size-asian="28pt" style:font-style-asian="normal" style:font-weight-asian="bold" style:font-name-complex="Lohit Hindi" style:font-family-complex="'Lohit Hindi'" style:font-pitch-complex="variable" style:font-size-complex="28pt" style:font-style-complex="normal" style:font-weight-complex="bold" style:text-emphasize="none"/>
    </style:style>
    <style:style style:name="Standard_7e_LT_7e_Gliederung_20_1" style:display-name="Standard~LT~Gliederung 1" style:family="paragraph">
      <style:paragraph-properties fo:margin-top="0cm" fo:margin-bottom="0.88cm" style:contextual-spacing="false" fo:text-align="start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bold" style:letter-kerning="true" style:font-name-asian="Lohit Hindi" style:font-family-asian="'Lohit Hindi'" style:font-pitch-asian="variable" style:font-size-asian="32pt" style:font-style-asian="normal" style:font-weight-asian="bold" style:font-name-complex="Lohit Hindi" style:font-family-complex="'Lohit Hindi'" style:font-pitch-complex="variable" style:font-size-complex="32pt" style:font-style-complex="normal" style:font-weight-complex="bold" style:text-emphasize="non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Appel_20_note_20_de_20_bas_20_de_20_p." style:display-name="Appel note de bas de p." style:family="paragraph">
      <style:paragraph-properties style:text-autospace="none"/>
      <style:text-properties style:text-position="5% 100%"/>
    </style:style>
    <style:style style:name="Default_20_Paragraph_20_Font" style:display-name="Default Paragraph Font" style:family="paragraph">
      <style:paragraph-properties style:text-autospac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style:contextual-spacing="false" fo:text-align="center" style:justify-single-word="false" style:page-number="auto"/>
      <style:text-properties style:font-name="Liberation Sans1" fo:font-family="'Liberation Sans'" style:font-style-name="Gras" style:font-family-generic="swiss" style:font-pitch="variable" fo:font-size="13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Appel_20_note_20_de_20_bas_20_de_20_p." style:display-name="Appel note de bas de p.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text:tab/><text:file-name text:display="name-and-extension">Step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44:17.711038256</meta:creation-date>
    <meta:editing-duration>PT23H32M9S</meta:editing-duration>
    <meta:editing-cycles>103</meta:editing-cycles>
    <meta:generator>LibreOffice/4.2.8.2$Linux_X86_64 LibreOffice_project/420m0$Build-2</meta:generator>
    <dc:title>texte_liberation9</dc:title>
    <dc:date>2015-09-18T13:01:03.395802904</dc:date>
    <meta:print-date>2015-09-12T08:02:19.377484481</meta:print-date>
    <meta:document-statistic meta:table-count="0" meta:image-count="0" meta:object-count="0" meta:page-count="2" meta:paragraph-count="39" meta:word-count="881" meta:character-count="6098" meta:non-whitespace-character-count="5205"/>
    <meta:template xlink:type="simple" xlink:actuate="onRequest" xlink:title="texte_liberation9" xlink:href="../../../../../.config/libreoffice/4/user/template/texte_liberation9.ott" meta:date="2015-09-10T09:44:17.523302509"/>
  </office:meta>
</office:document-meta>
</file>